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9.49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6" table:default-cell-style-name="Default"/>
        <table:table-row table:style-name="ro2">
          <table:table-cell table:style-name="ce6" office:value-type="string" calcext:value-type="string">
            <text:p>Material for all vers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*[.C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4]*[.C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nsistor</text:p>
          </table:table-cell>
          <table:table-cell office:value-type="string" calcext:value-type="string">
            <text:p>TIP122? BC548? IRF520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]*[.C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*[.C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0]*[.C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*[.C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2]*[.C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*[.C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6]*[.C1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7]*[.C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witches</text:p>
          </table:table-cell>
          <table:table-cell table:number-columns-repeated="3"/>
          <table:table-cell table:formula="of:=[.D18]*[.C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ttons</text:p>
          </table:table-cell>
          <table:table-cell table:number-columns-repeated="3"/>
          <table:table-cell table:formula="of:=[.D19]*[.C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0]*[.C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1]*[.C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2]*[.C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3]*[.C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4]*[.C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Material for all versions" calcext:value-type="string">
            <text:p>Material for all versions</text:p>
          </table:table-cell>
          <table:table-cell table:formula="of:=[.E2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4])" office:value-type="float" office:value="0" calcext:value-type="float">
            <text:p>0</text:p>
          </table:table-cell>
          <table:table-cell table:number-columns-repeated="4"/>
        </table:table-row>
      </table:table>
      <table:table table:name="eagle_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1" table:default-cell-style-name="Default"/>
        <table:table-row table:style-name="ro2">
          <table:table-cell office:value-type="string" calcext:value-type="string">
            <text:p>Vp values</text:p>
          </table:table-cell>
          <table:table-cell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$E$2]-[.C2]" office:value-type="float" office:value="-18.8688845401174" calcext:value-type="float">
            <text:p>-18.8688845401174</text:p>
          </table:table-cell>
          <table:table-cell table:formula="of:=[.A2]-[.D2]" office:value-type="float" office:value="44.8688845401174" calcext:value-type="float">
            <text:p>44.8688845401174</text:p>
          </table:table-cell>
          <table:table-cell table:formula="of:=[.A2]/[.$F$2]" office:value-type="float" office:value="3.13111545988258" calcext:value-type="float">
            <text:p>3.13111545988258</text:p>
          </table:table-cell>
          <table:table-cell office:value-type="float" office:value="26" calcext:value-type="float">
            <text:p>26</text:p>
          </table:table-cell>
          <table:table-cell table:formula="of:=[.K11]" office:value-type="float" office:value="15.33" calcext:value-type="float">
            <text:p>15.33</text:p>
          </table:table-cell>
          <table:table-cell table:number-columns-repeated="8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$E$2]-[.C3]" office:value-type="float" office:value="-16.9993476842792" calcext:value-type="float">
            <text:p>-16.9993476842792</text:p>
          </table:table-cell>
          <table:table-cell table:formula="of:=[.A3]-[.D3]" office:value-type="float" office:value="42.9993476842792" calcext:value-type="float">
            <text:p>42.9993476842792</text:p>
          </table:table-cell>
          <table:table-cell table:formula="of:=[.A3]/[.$F$2]" office:value-type="float" office:value="3.00065231572081" calcext:value-type="float">
            <text:p>3.00065231572081</text:p>
          </table:table-cell>
          <table:table-cell table:number-columns-repeated="10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$E$2]-[.C4]" office:value-type="float" office:value="-15.129810828441" calcext:value-type="float">
            <text:p>-15.129810828441</text:p>
          </table:table-cell>
          <table:table-cell table:formula="of:=[.A4]-[.D4]" office:value-type="float" office:value="41.129810828441" calcext:value-type="float">
            <text:p>41.129810828441</text:p>
          </table:table-cell>
          <table:table-cell table:formula="of:=[.A4]/[.$F$2]" office:value-type="float" office:value="2.87018917155903" calcext:value-type="float">
            <text:p>2.87018917155903</text:p>
          </table:table-cell>
          <table:table-cell table:number-columns-repeated="10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$E$2]-[.C5]" office:value-type="float" office:value="-13.2602739726027" calcext:value-type="float">
            <text:p>-13.2602739726027</text:p>
          </table:table-cell>
          <table:table-cell table:formula="of:=[.A5]-[.D5]" office:value-type="float" office:value="39.2602739726027" calcext:value-type="float">
            <text:p>39.2602739726027</text:p>
          </table:table-cell>
          <table:table-cell table:formula="of:=[.A5]/[.$F$2]" office:value-type="float" office:value="2.73972602739726" calcext:value-type="float">
            <text:p>2.73972602739726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$E$2]-[.C6]" office:value-type="float" office:value="-11.3907371167645" calcext:value-type="float">
            <text:p>-11.3907371167645</text:p>
          </table:table-cell>
          <table:table-cell table:formula="of:=[.A6]-[.D6]" office:value-type="float" office:value="37.3907371167645" calcext:value-type="float">
            <text:p>37.3907371167645</text:p>
          </table:table-cell>
          <table:table-cell table:formula="of:=[.A6]/[.$F$2]" office:value-type="float" office:value="2.60926288323549" calcext:value-type="float">
            <text:p>2.60926288323549</text:p>
          </table:table-cell>
          <table:table-cell table:number-columns-repeated="10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$E$2]-[.C7]" office:value-type="float" office:value="-9.52120026092629" calcext:value-type="float">
            <text:p>-9.52120026092629</text:p>
          </table:table-cell>
          <table:table-cell table:formula="of:=[.A7]-[.D7]" office:value-type="float" office:value="35.5212002609263" calcext:value-type="float">
            <text:p>35.5212002609263</text:p>
          </table:table-cell>
          <table:table-cell table:formula="of:=[.A7]/[.$F$2]" office:value-type="float" office:value="2.47879973907371" calcext:value-type="float">
            <text:p>2.47879973907371</text:p>
          </table:table-cell>
          <table:table-cell table:number-columns-repeated="10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$E$2]-[.C8]" office:value-type="float" office:value="-7.65166340508807" calcext:value-type="float">
            <text:p>-7.65166340508807</text:p>
          </table:table-cell>
          <table:table-cell table:formula="of:=[.A8]-[.D8]" office:value-type="float" office:value="33.6516634050881" calcext:value-type="float">
            <text:p>33.6516634050881</text:p>
          </table:table-cell>
          <table:table-cell table:formula="of:=[.A8]/[.$F$2]" office:value-type="float" office:value="2.34833659491194" calcext:value-type="float">
            <text:p>2.34833659491194</text:p>
          </table:table-cell>
          <table:table-cell table:number-columns-repeated="10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$E$2]-[.C9]" office:value-type="float" office:value="-5.78212654924984" calcext:value-type="float">
            <text:p>-5.78212654924984</text:p>
          </table:table-cell>
          <table:table-cell table:formula="of:=[.A9]-[.D9]" office:value-type="float" office:value="31.7821265492498" calcext:value-type="float">
            <text:p>31.7821265492498</text:p>
          </table:table-cell>
          <table:table-cell table:formula="of:=[.A9]/[.$F$2]" office:value-type="float" office:value="2.21787345075016" calcext:value-type="float">
            <text:p>2.21787345075016</text:p>
          </table:table-cell>
          <table:table-cell table:number-columns-repeated="10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$E$2]-[.C10]" office:value-type="float" office:value="-3.91258969341161" calcext:value-type="float">
            <text:p>-3.91258969341161</text:p>
          </table:table-cell>
          <table:table-cell table:formula="of:=[.A10]-[.D10]" office:value-type="float" office:value="29.9125896934116" calcext:value-type="float">
            <text:p>29.9125896934116</text:p>
          </table:table-cell>
          <table:table-cell table:formula="of:=[.A10]/[.$F$2]" office:value-type="float" office:value="2.08741030658839" calcext:value-type="float">
            <text:p>2.08741030658839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$E$2]-[.C11]" office:value-type="float" office:value="-2.04305283757338" calcext:value-type="float">
            <text:p>-2.04305283757338</text:p>
          </table:table-cell>
          <table:table-cell table:formula="of:=[.A11]-[.D11]" office:value-type="float" office:value="28.0430528375734" calcext:value-type="float">
            <text:p>28.0430528375734</text:p>
          </table:table-cell>
          <table:table-cell table:formula="of:=[.A11]/[.$F$2]" office:value-type="float" office:value="1.95694716242661" calcext:value-type="float">
            <text:p>1.95694716242661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$E$2]-[.C12]" office:value-type="float" office:value="-0.173515981735161" calcext:value-type="float">
            <text:p>-0.173515981735161</text:p>
          </table:table-cell>
          <table:table-cell table:formula="of:=[.A12]-[.D12]" office:value-type="float" office:value="26.1735159817352" calcext:value-type="float">
            <text:p>26.1735159817352</text:p>
          </table:table-cell>
          <table:table-cell table:formula="of:=[.A12]/[.$F$2]" office:value-type="float" office:value="1.82648401826484" calcext:value-type="float">
            <text:p>1.8264840182648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$E$2]-[.C13]" office:value-type="float" office:value="1.69602087410307" calcext:value-type="float">
            <text:p>1.69602087410307</text:p>
          </table:table-cell>
          <table:table-cell table:formula="of:=[.A13]-[.D13]" office:value-type="float" office:value="24.3039791258969" calcext:value-type="float">
            <text:p>24.3039791258969</text:p>
          </table:table-cell>
          <table:table-cell table:formula="of:=[.A13]/[.$F$2]" office:value-type="float" office:value="1.69602087410307" calcext:value-type="float">
            <text:p>1.69602087410307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$E$2]-[.C14]" office:value-type="float" office:value="3.56555772994129" calcext:value-type="float">
            <text:p>3.56555772994129</text:p>
          </table:table-cell>
          <table:table-cell table:formula="of:=[.A14]-[.D14]" office:value-type="float" office:value="22.4344422700587" calcext:value-type="float">
            <text:p>22.4344422700587</text:p>
          </table:table-cell>
          <table:table-cell table:formula="of:=[.A14]/[.$F$2]" office:value-type="float" office:value="1.56555772994129" calcext:value-type="float">
            <text:p>1.56555772994129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$E$2]-[.C15]" office:value-type="float" office:value="5.43509458577952" calcext:value-type="float">
            <text:p>5.43509458577952</text:p>
          </table:table-cell>
          <table:table-cell table:formula="of:=[.A15]-[.D15]" office:value-type="float" office:value="20.5649054142205" calcext:value-type="float">
            <text:p>20.5649054142205</text:p>
          </table:table-cell>
          <table:table-cell table:formula="of:=[.A15]/[.$F$2]" office:value-type="float" office:value="1.43509458577952" calcext:value-type="float">
            <text:p>1.43509458577952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$E$2]-[.C16]" office:value-type="float" office:value="7.30463144161774" calcext:value-type="float">
            <text:p>7.30463144161774</text:p>
          </table:table-cell>
          <table:table-cell table:formula="of:=[.A16]-[.D16]" office:value-type="float" office:value="18.6953685583823" calcext:value-type="float">
            <text:p>18.6953685583823</text:p>
          </table:table-cell>
          <table:table-cell table:formula="of:=[.A16]/[.$F$2]" office:value-type="float" office:value="1.30463144161774" calcext:value-type="float">
            <text:p>1.30463144161774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$E$2]-[.C17]" office:value-type="float" office:value="9.17416829745597" calcext:value-type="float">
            <text:p>9.17416829745597</text:p>
          </table:table-cell>
          <table:table-cell table:formula="of:=[.A17]-[.D17]" office:value-type="float" office:value="16.825831702544" calcext:value-type="float">
            <text:p>16.825831702544</text:p>
          </table:table-cell>
          <table:table-cell table:formula="of:=[.A17]/[.$F$2]" office:value-type="float" office:value="1.17416829745597" calcext:value-type="float">
            <text:p>1.17416829745597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$E$2]-[.C18]" office:value-type="float" office:value="11.0437051532942" calcext:value-type="float">
            <text:p>11.0437051532942</text:p>
          </table:table-cell>
          <table:table-cell table:formula="of:=[.A18]-[.D18]" office:value-type="float" office:value="14.9562948467058" calcext:value-type="float">
            <text:p>14.9562948467058</text:p>
          </table:table-cell>
          <table:table-cell table:formula="of:=[.A18]/[.$F$2]" office:value-type="float" office:value="1.04370515329419" calcext:value-type="float">
            <text:p>1.04370515329419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$E$2]-[.C19]" office:value-type="float" office:value="12.9132420091324" calcext:value-type="float">
            <text:p>12.9132420091324</text:p>
          </table:table-cell>
          <table:table-cell table:formula="of:=[.A19]-[.D19]" office:value-type="float" office:value="13.0867579908676" calcext:value-type="float">
            <text:p>13.0867579908676</text:p>
          </table:table-cell>
          <table:table-cell table:formula="of:=[.A19]/[.$F$2]" office:value-type="float" office:value="0.91324200913242" calcext:value-type="float">
            <text:p>0.91324200913242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$E$2]-[.C20]" office:value-type="float" office:value="14.7827788649706" calcext:value-type="float">
            <text:p>14.7827788649706</text:p>
          </table:table-cell>
          <table:table-cell table:formula="of:=[.A20]-[.D20]" office:value-type="float" office:value="11.2172211350294" calcext:value-type="float">
            <text:p>11.2172211350294</text:p>
          </table:table-cell>
          <table:table-cell table:formula="of:=[.A20]/[.$F$2]" office:value-type="float" office:value="0.782778864970646" calcext:value-type="float">
            <text:p>0.782778864970646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$E$2]-[.C21]" office:value-type="float" office:value="16.6523157208089" calcext:value-type="float">
            <text:p>16.6523157208089</text:p>
          </table:table-cell>
          <table:table-cell table:formula="of:=[.A21]-[.D21]" office:value-type="float" office:value="9.34768427919113" calcext:value-type="float">
            <text:p>9.34768427919113</text:p>
          </table:table-cell>
          <table:table-cell table:formula="of:=[.A21]/[.$F$2]" office:value-type="float" office:value="0.652315720808871" calcext:value-type="float">
            <text:p>0.652315720808871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$E$2]-[.C22]" office:value-type="float" office:value="18.5218525766471" calcext:value-type="float">
            <text:p>18.5218525766471</text:p>
          </table:table-cell>
          <table:table-cell table:formula="of:=[.A22]-[.D22]" office:value-type="float" office:value="7.4781474233529" calcext:value-type="float">
            <text:p>7.4781474233529</text:p>
          </table:table-cell>
          <table:table-cell table:formula="of:=[.A22]/[.$F$2]" office:value-type="float" office:value="0.521852576647097" calcext:value-type="float">
            <text:p>0.521852576647097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$E$2]-[.C23]" office:value-type="float" office:value="20.3913894324853" calcext:value-type="float">
            <text:p>20.3913894324853</text:p>
          </table:table-cell>
          <table:table-cell table:formula="of:=[.A23]-[.D23]" office:value-type="float" office:value="5.60861056751468" calcext:value-type="float">
            <text:p>5.60861056751468</text:p>
          </table:table-cell>
          <table:table-cell table:formula="of:=[.A23]/[.$F$2]" office:value-type="float" office:value="0.391389432485323" calcext:value-type="float">
            <text:p>0.391389432485323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$E$2]-[.C24]" office:value-type="float" office:value="22.2609262883235" calcext:value-type="float">
            <text:p>22.2609262883235</text:p>
          </table:table-cell>
          <table:table-cell table:formula="of:=[.A24]-[.D24]" office:value-type="float" office:value="3.73907371167645" calcext:value-type="float">
            <text:p>3.73907371167645</text:p>
          </table:table-cell>
          <table:table-cell table:formula="of:=[.A24]/[.$F$2]" office:value-type="float" office:value="0.260926288323549" calcext:value-type="float">
            <text:p>0.260926288323549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$E$2]-[.C25]" office:value-type="float" office:value="24.1304631441618" calcext:value-type="float">
            <text:p>24.1304631441618</text:p>
          </table:table-cell>
          <table:table-cell table:formula="of:=[.A25]-[.D25]" office:value-type="float" office:value="1.86953685583823" calcext:value-type="float">
            <text:p>1.86953685583823</text:p>
          </table:table-cell>
          <table:table-cell table:formula="of:=[.A25]/[.$F$2]" office:value-type="float" office:value="0.130463144161774" calcext:value-type="float">
            <text:p>0.130463144161774</text:p>
          </table:table-cell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$E$2]-[.C26]" office:value-type="float" office:value="26" calcext:value-type="float">
            <text:p>26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F$2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-2" calcext:value-type="float">
            <text:p>-2</text:p>
          </table:table-cell>
          <table:table-cell table:formula="of:=[.$E$2]-[.C27]" office:value-type="float" office:value="27.8695368558382" calcext:value-type="float">
            <text:p>27.8695368558382</text:p>
          </table:table-cell>
          <table:table-cell table:formula="of:=[.A27]-[.D27]" office:value-type="float" office:value="-1.86953685583823" calcext:value-type="float">
            <text:p>-1.86953685583823</text:p>
          </table:table-cell>
          <table:table-cell table:formula="of:=[.A27]/[.$F$2]" office:value-type="float" office:value="-0.130463144161774" calcext:value-type="float">
            <text:p>-0.130463144161774</text:p>
          </table:table-cell>
          <table:table-cell table:number-columns-repeated="10"/>
        </table:table-row>
        <table:table-row table:style-name="ro2">
          <table:table-cell office:value-type="float" office:value="-4" calcext:value-type="float">
            <text:p>-4</text:p>
          </table:table-cell>
          <table:table-cell table:formula="of:=[.$E$2]-[.C28]" office:value-type="float" office:value="29.7390737116765" calcext:value-type="float">
            <text:p>29.7390737116765</text:p>
          </table:table-cell>
          <table:table-cell table:formula="of:=[.A28]-[.D28]" office:value-type="float" office:value="-3.73907371167645" calcext:value-type="float">
            <text:p>-3.73907371167645</text:p>
          </table:table-cell>
          <table:table-cell table:formula="of:=[.A28]/[.$F$2]" office:value-type="float" office:value="-0.260926288323549" calcext:value-type="float">
            <text:p>-0.260926288323549</text:p>
          </table:table-cell>
          <table:table-cell table:number-columns-repeated="10"/>
        </table:table-row>
        <table:table-row table:style-name="ro2">
          <table:table-cell office:value-type="float" office:value="-6" calcext:value-type="float">
            <text:p>-6</text:p>
          </table:table-cell>
          <table:table-cell table:formula="of:=[.$E$2]-[.C29]" office:value-type="float" office:value="31.6086105675147" calcext:value-type="float">
            <text:p>31.6086105675147</text:p>
          </table:table-cell>
          <table:table-cell table:formula="of:=[.A29]-[.D29]" office:value-type="float" office:value="-5.60861056751468" calcext:value-type="float">
            <text:p>-5.60861056751468</text:p>
          </table:table-cell>
          <table:table-cell table:formula="of:=[.A29]/[.$F$2]" office:value-type="float" office:value="-0.391389432485323" calcext:value-type="float">
            <text:p>-0.39138943248532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22:08:28.129715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1-10T23:31:41.428131164</dc:date>
    <meta:editing-duration>PT6H20M48S</meta:editing-duration>
    <meta:editing-cycles>107</meta:editing-cycles>
    <meta:generator>LibreOffice/5.2.7.2$Linux_X86_64 LibreOffice_project/20m0$Build-2</meta:generator>
    <meta:document-statistic meta:table-count="5" meta:cell-count="386" meta:object-count="0"/>
  </office:meta>
</office:document-meta>
</file>